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0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fr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rice Eur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Retailer</text:p>
          </table:table-cell>
          <table:table-cell table:style-name="ce11" office:value-type="string" calcext:value-type="string">
            <text:p>Link</text:p>
          </table:table-cell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0805ZC105J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u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315" calcext:value-type="float">
            <text:p>0.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C105JAT2A?qs=sGAEpiMZZMvsSlwiRhF8qtCCVD%2FIirk8Q253GTpSnp8%3D" xlink:type="simple">https://pl.mouser.com/ProductDetail/Kyocera-AVX/0805ZC105JAT2A?qs=sGAEpiMZZMvsSlwiRhF8qtCCVD%2FIirk8Q253GTpSnp8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0805ZD106M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0uF</text:p>
          </table:table-cell>
          <table:table-cell table:style-name="ce2" office:value-type="string" calcext:value-type="string">
            <text:p>0805(2012 mm)</text:p>
          </table:table-cell>
          <table:table-cell table:style-name="ce8" office:value-type="float" office:value="0.446" calcext:value-type="float">
            <text:p>0.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D106MAT2A?qs=sGAEpiMZZMvsSlwiRhF8qox0OasNAVXy705fqsG6iQw%3D" xlink:type="simple">https://pl.mouser.com/ProductDetail/Kyocera-AVX/0805ZD106MAT2A?qs=sGAEpiMZZMvsSlwiRhF8qox0OasNAVXy705fqsG6iQw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5</text:p>
          </table:table-cell>
          <table:table-cell table:style-name="ce4" office:value-type="string" calcext:value-type="string">
            <text:p>0805ZD475KAT4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4.7u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473" calcext:value-type="float">
            <text:p>0.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D475KAT4A?qs=sGAEpiMZZMvsSlwiRhF8qhlEk4sXJ0Fe6FV1QUAXoRc%3D" xlink:type="simple">https://pl.mouser.com/ProductDetail/Kyocera-AVX/0805ZD475KAT4A?qs=sGAEpiMZZMvsSlwiRhF8qhlEk4sXJ0Fe6FV1QUAXoRc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, C3</text:p>
          </table:table-cell>
          <table:table-cell table:style-name="ce4" office:value-type="string" calcext:value-type="string">
            <text:p>0805ZC102K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n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306" calcext:value-type="float">
            <text:p>0.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C102KAT2A?qs=sGAEpiMZZMvsSlwiRhF8qtCCVD%2FIirk88aLVFpjNaCo%3D" xlink:type="simple">https://pl.mouser.com/ProductDetail/Kyocera-AVX/0805ZC102KAT2A?qs=sGAEpiMZZMvsSlwiRhF8qtCCVD%2FIirk88aLVFpjNaCo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</text:p>
          </table:table-cell>
          <table:table-cell table:style-name="ce4" office:value-type="string" calcext:value-type="string">
            <text:p>RCV08051M00JNEA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1/8W 1MR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228" calcext:value-type="float">
            <text:p>0.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Vishay/RCV08051M00JNEA?qs=sGAEpiMZZMvAPF6gBDhf2cxJ7KmArnp501jWFLUl9fA%3D" xlink:type="simple">https://pl.mouser.com/ProductDetail/Vishay/RCV08051M00JNEA?qs=sGAEpiMZZMvAPF6gBDhf2cxJ7KmArnp501jWFLUl9fA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CRCW0805100RJNEB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1/8W 100R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088" calcext:value-type="float">
            <text:p>0.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Vishay/CRCW0805100RJNEB?qs=sGAEpiMZZMskC5GgilGuvkiQ6J8kFsyG" xlink:type="simple">https://pl.mouser.com/ProductDetail/Vishay/CRCW0805100RJNEB?qs=sGAEpiMZZMskC5GgilGuvkiQ6J8kFsyG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C1</text:p>
          </table:table-cell>
          <table:table-cell table:style-name="ce5" office:value-type="string" calcext:value-type="string">
            <text:p>LTC3108EGN#TRPBF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LTC3108</text:p>
          </table:table-cell>
          <table:table-cell table:style-name="ce2" office:value-type="string" calcext:value-type="string">
            <text:p>SSOP-16</text:p>
          </table:table-cell>
          <table:table-cell table:style-name="ce8" office:value-type="float" office:value="6.94" calcext:value-type="float">
            <text:p>6.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3" office:value-type="string" calcext:value-type="string">
            <text:p><text:a xlink:href="https://pl.mouser.com/ProductDetail/Analog-Devices-Inc/LTC3108EGNTRPBF?qs=sGAEpiMZZMsKEdP9slC0YWunz5%2FnRGSW5v1lxJzSeQs%3D" xlink:type="simple">https://pl.mouser.com/ProductDetail/Analog-Devices-Inc/LTC3108EGNTRPBF?qs=sGAEpiMZZMsKEdP9slC0YWunz5%2FnRGSW5v1lxJzSeQs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WE-EHPI 74488540070</text:p>
          </table:table-cell>
          <table:table-cell table:style-name="ce2" office:value-type="string" calcext:value-type="string">
            <text:p>Wuerth</text:p>
          </table:table-cell>
          <table:table-cell table:style-name="ce6" office:value-type="string" calcext:value-type="string">
            <text:p>Ratio 1:100 coupled inductors</text:p>
          </table:table-cell>
          <table:table-cell table:style-name="ce2" office:value-type="string" calcext:value-type="string">
            <text:p>SMD</text:p>
          </table:table-cell>
          <table:table-cell table:style-name="ce8" office:value-type="float" office:value="3.23" calcext:value-type="float">
            <text:p>3.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Wurth-Elektronik/74488540070?qs=%2Fha2pyFadug%2FgP3jOG2W8lu0BUjGNwJOJwcJJWKcR1riXhQGTiIY0oGjrSrZLeey" xlink:type="simple">https://pl.mouser.com/ProductDetail/Wurth-Elektronik/74488540070?qs=%2Fha2pyFadug%2FgP3jOG2W8lu0BUjGNwJOJwcJJWKcR1riXhQGTiIY0oGjrSrZLeey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RUM002N02</text:p>
          </table:table-cell>
          <table:table-cell table:style-name="ce2" office:value-type="string" calcext:value-type="string">
            <text:p>Rohm</text:p>
          </table:table-cell>
          <table:table-cell table:style-name="ce6" office:value-type="string" calcext:value-type="string">
            <text:p>Mosfet N-Channel</text:p>
          </table:table-cell>
          <table:table-cell table:style-name="ce2" office:value-type="string" calcext:value-type="string">
            <text:p>SOT-723-3</text:p>
          </table:table-cell>
          <table:table-cell table:style-name="ce8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ROHM-Semiconductor/RUM002N02T2L?qs=LU7oW20kJpOPevgrYolKtQ%3D%3D" xlink:type="simple">https://pl.mouser.com/ProductDetail/ROHM-Semiconductor/RUM002N02T2L?qs=LU7oW20kJpOPevgrYolKtQ%3D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7" office:value-type="string" calcext:value-type="string">
            <text:p>SUM</text:p>
          </table:table-cell>
          <table:table-cell table:style-name="ce9" table:formula="of:=SUM([.G2:.G10])" office:value-type="float" office:value="12.376" calcext:value-type="float">
            <text:p>12.38</text:p>
          </table:table-cell>
          <table:table-cell table:style-name="ce3" table:number-columns-repeated="3"/>
          <table:table-cell table:style-name="ce10"/>
          <table:table-cell table:style-name="ce3" table:number-columns-repeated="8"/>
          <table:table-cell table:number-columns-repeated="1005"/>
        </table:table-row>
        <table:table-row table:style-name="ro1" table:number-rows-repeated="9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number-columns-repeated="8"/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 table:number-rows-repeated="978">
          <table:table-cell table:number-columns-repeated="10"/>
          <table:table-cell table:style-name="ce10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